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Lohit Devanagari1" svg:font-family="'Lohit Devanagari'"/>
    <style:font-face style:name="Keter YG" svg:font-family="'Keter YG'" style:font-pitch="variable"/>
    <style:font-face style:name="Likhan" svg:font-family="Likhan" style:font-pitch="variable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Nakula" svg:font-family="Nakula" style:font-pitch="variable"/>
    <style:font-face style:name="Pothana2000" svg:font-family="Pothana2000" style:font-pitch="variable"/>
    <style:font-face style:name="Purisa" svg:font-family="Purisa" style:font-pitch="variable"/>
    <style:font-face style:name="URW Bookman L" svg:font-family="'URW Bookman L'" style:font-pitch="variable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Display O"/>
    </style:style>
    <style:style style:name="P2" style:family="paragraph" style:parent-style-name="Standard">
      <style:paragraph-properties fo:text-align="center" style:justify-single-word="false"/>
      <style:text-properties style:font-name="Linux Libertine Display O" fo:font-size="15pt" fo:font-weight="bold" officeooo:rsid="000ca630" officeooo:paragraph-rsid="000ca630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nux Libertine Display O" fo:font-size="15pt" fo:font-weight="bold" officeooo:rsid="000ea4c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nux Libertine Display O" fo:font-size="15pt" fo:font-weight="bold" officeooo:rsid="000ea4c0" officeooo:paragraph-rsid="000ea4c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nux Libertine Display O" fo:font-size="15pt" fo:font-weight="bold" officeooo:rsid="000ea4c0" officeooo:paragraph-rsid="000ea4c0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nux Libertine Display O" fo:font-size="15pt" fo:font-weight="bold" officeooo:rsid="000ec313" officeooo:paragraph-rsid="000ec313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style:font-name="Linux Libertine Display O" officeooo:rsid="000ca630" officeooo:paragraph-rsid="000ca630"/>
    </style:style>
    <style:style style:name="P8" style:family="paragraph" style:parent-style-name="Standard">
      <style:text-properties style:font-name="Linux Libertine Display O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nux Libertine Display O" fo:font-size="14pt" fo:font-weight="bold" officeooo:rsid="000ea4c0" officeooo:paragraph-rsid="000ea4c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nux Libertine Display O" fo:font-size="14pt" fo:font-weight="bold" officeooo:rsid="000ea4c0" officeooo:paragraph-rsid="000ea4c0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nux Libertine Display O" fo:font-size="14pt" fo:font-weight="normal" officeooo:rsid="000ea4c0" officeooo:paragraph-rsid="000ea4c0" style:font-size-asian="14pt" style:font-weight-asian="normal" style:font-size-complex="14pt" style:font-weight-complex="normal"/>
    </style:style>
    <style:style style:name="T1" style:family="text">
      <style:text-properties officeooo:rsid="000d0262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ec3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st Word Coffin</text:p>
      <text:p text:style-name="P7"/>
      <text:p text:style-name="P1"><text:tab/><text:span text:style-name="T2">Me vejo num mundo perdido, numa matriz incapaz de acolher minhas expectativas. Ainda que possa mudá-la, o esforço <text:s/>é igualmente incômodo, quando em contraste com outros planos de ação.</text:span></text:p>
      <text:p text:style-name="P8"><text:tab/>Os motivos ainda são muito humanos, me<text:span text:style-name="T1">s</text:span>mo após os pequenos furtos de humanidade que a tecnologia cobra, pois se pode optar por nao pagar com o custo da insanidade.</text:p>
      <text:p text:style-name="P8"><text:tab/>Se ninguém intende o suficiente, ou nada, podem ser os furos convertidos em variáveis e constantes, aproximando o sistema do todo. Enquanto mais neutro e amplo o sistema for, junto a transparência de uma equação correta, mais facilmente a informação deve fluir, e junto dela, a energia.</text:p>
      <text:p text:style-name="P8"><text:tab/>Pensamentos aleatórios e diários, além de progressões em linhas difíceis que exploro desde o passado. Todas surreais, <text:span text:style-name="T1">apenas informações sem experiências físicas. Porém, experimentadas pelo raciocínio, pela análise do ser. </text:span></text:p>
      <text:p text:style-name="P8"><text:tab/><text:span text:style-name="T1">Difícil é lembrar, que o corpo fica na matriz defeituosa. Talvez seja hora de iniciar os testes &amp; experimentos seriais. Reistematização a partir do científico tecno-filosófico, em direção a liberdade, e ao poder de ser livre por si.</text:span></text:p>
      <text:p text:style-name="P8"><text:s/><text:tab/><text:span text:style-name="T1">Também é divertido pensar que, toda a falação humana vai ser ultrapassada novamente, e que os próximos níveis serão igualmente divertidos de sofrer, possivelmente, ainda melhores.</text:span></text:p>
      <text:p text:style-name="P3"/>
      <text:p text:style-name="P4">Capitulo 1</text:p>
      <text:p text:style-name="P9"/>
      <text:p text:style-name="P11"><text:tab/>Enquanto jovem, pensativo, e portando o entusiasmo como refém da falta de conhecimentos específicos, o rapaz mirabolava planos de conceitos relacionais, e os traçava a partir da curiosa e única perspectiva múltipla, que seu estado atual proporcionava.</text:p>
      <text:p text:style-name="P11"><text:tab/>De montantes surpreendentemente repetitivos de caracteres, emergiam fragmentos da realidade, realidades, e ficções. Além de conceitos existentes, e não existentes até então.</text:p>
      <text:p text:style-name="P11"><text:tab/>Porém mesmo tendo o vislumbre de sistemas humanos aparentemente muito melhores e excitantes que o qual o era comum na vida cotidiana, certos aspectos do pré-estabelecido o impediam de gostar da forma como os “grandes inventos” eram tratados. A criação da transformação; a vida; a solitude proveitosa; a exploração do mundo e do agradável; isto tudo, e o ponto do qual o ser é e sente, precisava ser mais divertido e prazeroso. Escrever era mais interessante, e menos cansativo que tentar escrever tentando chegar a algum ponto de concordância ou sentido.</text:p>
      <text:p text:style-name="P11"><text:tab/>Falar por extenso sobre os próximos passos, ou os possíveis futuros, realidades e além realidades, passou a ser um romance real, e incerto no que diz respeito a duração do evento descrito.</text:p>
      <text:p text:style-name="P11"><text:tab/>A partir de dado momento, o tempo textual muda, e o jovem vira também o narrador. De acordo com certo plano, o texto deve se extender de acordo com certos planos e idéias, indo até mesmo para além destes objetos de linguagem.</text:p>
      <text:p text:style-name="P11"><text:tab/>Dentro dos reinos virtuais, e em algumas versões deste livreto, devem ser alocados <text:soft-page-break/>esboços destes planos, idéias, ojetos de linguagem, e interpretações lógicas(ilógicas e logicanadas) dos mundos. Cuidado com os projetos executados, podem gerar ilusões persistentes, e erros nas matrizes e forças motrizes do ser.</text:p>
      <text:p text:style-name="P5"/>
      <text:p text:style-name="P4">O Ser</text:p>
      <text:p text:style-name="P9"/>
      <text:p text:style-name="P11"><text:tab/>O Ser, humano em seu corpo biológico, é fraco, limitado ao estado de capacidade energético que possui <text:span text:style-name="T3">consigo.</text:span></text:p>
      <text:p text:style-name="P11"><text:tab/><text:span text:style-name="T3">Em certo momento, esta limitação se remove, e o humano passa a ter imensurável(para o humano, enquanto escrevo) capacidade energética, igualmente imensurável em todos os processos que demandam de energia. Correr através do espaço por distâncias interestelares, percorrendo-as quão logo deseja, é uma das possibilidades deste estado do ser. </text:span></text:p>
      <text:p text:style-name="P11"><text:tab/><text:span text:style-name="T3">Ainda não presenciei tal era, não que me lembre, pois seja futuro, passado ou qualquer dimensão além do agora científico, está muito além da capacidade de execução no momento(novemente).</text:span></text:p>
      <text:p text:style-name="P11"><text:tab/><text:span text:style-name="T3">O ponto que sei, para além destas outras virgulas, é que, além desta história de poder imensurável obtido através da ciencia tecnológica e seus processos de aprimoramento humano, continuo a escrever outras coisas, e mesmo este texto, é parte introdutória, escrita para dar sentido ao leitor e ao escritor, preparando ambos para abstrações e falhas tautológicas em poemas, textos, números, letras, pontuações, palavras e/ou programas, do que sobra de humano no ser.</text:span></text:p>
      <text:p text:style-name="P11"><text:tab/>/*””” <text:span text:style-name="T3">Se os antigos ja desmentiram tudo isso, danem-se, quero escrever.</text:span> “””*/</text:p>
      <text:p text:style-name="P11"/>
      <text:p text:style-name="P6">Fronteiras</text:p>
      <text:p text:style-name="P10"/>
      <text:p text:style-name="P11"><text:tab/><text:span text:style-name="T3">Beirando o que pode ser, e aquilo que ja é compreendido, vejo o quociente da ficção, e das possibilidades dos limites, das improbabilidades, e daquilo que por ciência, pode ser metodicamente construído.</text:span></text:p>
      <text:p text:style-name="P11"><text:tab/><text:span text:style-name="T3">Os ídolos foram enumerados, e eram bem mais que cinco. Porém, caíram, e a metodologia se estendeu nos tempos, levando entendimento de unidade do nado, que a princípio, escondeu os infinitos infinitos, mostrando finitude redutível a unidade, com mascaras disformes que podem ser zero ou um, e que logo, são ambos e nenhum ao mesmo momento, vibrando em resoluções inteligentemente programadas, para variadas equações, de variáveis incontáveis, se não pelos poderes de calculo supracitados.</text:span></text:p>
      <text:p text:style-name="P11"><text:tab/><text:span text:style-name="T3">A abstração foi matematizada, e os poemas, agora exibem lustroso resultado, que pode ou não, ser induzido propositalmente por seus criadores poetas-matemáticos, conquanto estes queiram que os efeitos sejam denotados.</text:span></text:p>
      <text:p text:style-name="P11"><text:tab/><text:span text:style-name="T3">O divertido de tudo, é que até o momento, o narrador não é personagem exato, e ainda que pareça abstrato, ja foi equacionado. É, no instante, pensamento do escritor, formando voz na própria mente que lê, como foi outrora descrito. A menos que se apresente tomando para si um nome personificante, continuará flutuando. Eis uma adversão: sou flutuante pensamento, flicante metamorfo. Nem muito humano, mutável ser.</text:span></text:p>
      <text:p text:style-name="P11"><text:soft-page-break/><text:tab/><text:span text:style-name="T3">Se isto é possível, ou tudo isto e aquilo, é por não se te-lô tentado fazer do modo que há de ser feito, com ferramentas computacionais que ampliam o alcance do intelecto e da informação sensível, dando ao mutável raciocínio do indivíduo, horizontes que muitos antigos sonhariam como impossível.</text:span></text:p>
      <text:p text:style-name="P11"><text:tab/><text:span text:style-name="T3">Máquinas lógicas que compreendem o escrito, computam e revelam resultados do que foi obtido. Até ondem vão as respostas? Até onde vão as perguntas? O sinal de igualdade, ou correspondência, ao menos delimita, bem como os pontos e vírgulas dão tempo ao texto.</text:span></text:p>
      <text:p text:style-name="P11"><text:tab/><text:span text:style-name="T3">Equacionando o pensamento, e maquinizando a falta de potência: deste modo superamos os limites. Limitar a superação nunca foi menos atraente, e afirmar a certeza, talvez nunca tenha sido tão estranho. Ainda não alcançamos, por não ter existido antes, a mesma potência, e, a ilusão imaginável, pode ser agora, mais física que antes, quase alcançando o alcançável, demandando apenas de tempo, interesse global, e energia. Exatamente como aconteceu noutros temp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pitch="variable" style:font-charset="x-symbol"/>
    <style:font-face style:name="Lohit Devanagari1" svg:font-family="'Lohit Devanagari'"/>
    <style:font-face style:name="Keter YG" svg:font-family="'Keter YG'" style:font-pitch="variable"/>
    <style:font-face style:name="Likhan" svg:font-family="Likhan" style:font-pitch="variable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Nakula" svg:font-family="Nakula" style:font-pitch="variable"/>
    <style:font-face style:name="Pothana2000" svg:font-family="Pothana2000" style:font-pitch="variable"/>
    <style:font-face style:name="Purisa" svg:font-family="Purisa" style:font-pitch="variable"/>
    <style:font-face style:name="URW Bookman L" svg:font-family="'URW Bookman L'" style:font-pitch="variable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ian user</meta:initial-creator>
    <meta:creation-date>2017-02-08T23:46:54.767791658</meta:creation-date>
    <dc:date>2017-02-09T01:02:55.663487450</dc:date>
    <dc:creator>Debian user</dc:creator>
    <meta:editing-duration>PT41M55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3" meta:paragraph-count="28" meta:word-count="1020" meta:character-count="6544" meta:non-whitespace-character-count="5524"/>
  </office:meta>
</office:document-meta>
</file>